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5cm" fo:min-width="0.4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0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0.96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0.635cm" svg:height="0.635cm" svg:x="2.905cm" svg:y="2.27cm">
          <text:p/>
        </draw:circle>
        <draw:circle draw:style-name="gr1" draw:text-style-name="P1" draw:layer="layout" svg:width="0.635cm" svg:height="0.635cm" svg:x="2.905cm" svg:y="3.54cm">
          <text:p/>
        </draw:circle>
        <draw:circle draw:style-name="gr1" draw:text-style-name="P1" draw:layer="layout" svg:width="0.635cm" svg:height="0.635cm" svg:x="4.175cm" svg:y="2.27cm">
          <text:p/>
        </draw:circle>
        <draw:ellipse draw:style-name="gr1" draw:text-style-name="P1" draw:layer="layout" svg:width="0.634cm" svg:height="0.635cm" svg:x="4.176cm" svg:y="3.54cm">
          <text:p/>
        </draw:ellipse>
        <draw:circle draw:style-name="gr1" draw:text-style-name="P1" draw:layer="layout" svg:width="0.635cm" svg:height="0.635cm" svg:x="2.905cm" svg:y="2.27cm">
          <text:p/>
        </draw:circle>
        <draw:circle draw:style-name="gr1" draw:text-style-name="P1" draw:layer="layout" svg:width="0.635cm" svg:height="0.635cm" svg:x="2.906cm" svg:y="3.541cm">
          <text:p/>
        </draw:circle>
        <draw:circle draw:style-name="gr1" draw:text-style-name="P1" draw:layer="layout" svg:width="0.635cm" svg:height="0.635cm" svg:x="4.175cm" svg:y="2.27cm">
          <text:p/>
        </draw:circle>
        <draw:ellipse draw:style-name="gr1" draw:text-style-name="P1" draw:layer="layout" svg:width="0.634cm" svg:height="0.635cm" svg:x="4.177cm" svg:y="3.541cm">
          <text:p/>
        </draw:ellipse>
        <draw:line draw:style-name="gr1" draw:text-style-name="P1" draw:layer="layout" svg:x1="3.205cm" svg:y1="2.905cm" svg:x2="3.205cm" svg:y2="3.54cm">
          <text:p/>
        </draw:line>
        <draw:line draw:style-name="gr1" draw:text-style-name="P1" draw:layer="layout" svg:x1="4.475cm" svg:y1="2.905cm" svg:x2="4.475cm" svg:y2="3.54cm">
          <text:p/>
        </draw:line>
        <draw:line draw:style-name="gr1" draw:text-style-name="P1" draw:layer="layout" svg:x1="3.54cm" svg:y1="2.505cm" svg:x2="4.175cm" svg:y2="2.505cm">
          <text:p/>
        </draw:line>
        <draw:line draw:style-name="gr1" draw:text-style-name="P1" draw:layer="layout" svg:x1="3.54cm" svg:y1="3.875cm" svg:x2="4.175cm" svg:y2="3.875cm">
          <text:p/>
        </draw:line>
        <draw:line draw:style-name="gr1" draw:text-style-name="P1" draw:layer="layout" svg:x1="3.34cm" svg:y1="2.705cm" svg:x2="4.275cm" svg:y2="3.592cm">
          <text:p/>
        </draw:line>
        <draw:line draw:style-name="gr1" draw:text-style-name="P1" draw:layer="layout" svg:x1="3.44cm" svg:y1="3.54cm" svg:x2="4.275cm" svg:y2="2.805cm">
          <text:p/>
        </draw:line>
        <draw:circle draw:style-name="gr1" draw:text-style-name="P1" draw:layer="layout" svg:width="0.635cm" svg:height="0.635cm" svg:x="5.444cm" svg:y="2.27cm">
          <text:p/>
        </draw:circle>
        <draw:circle draw:style-name="gr1" draw:text-style-name="P1" draw:layer="layout" svg:width="0.635cm" svg:height="0.635cm" svg:x="5.444cm" svg:y="3.54cm">
          <text:p/>
        </draw:circle>
        <draw:circle draw:style-name="gr1" draw:text-style-name="P1" draw:layer="layout" svg:width="0.635cm" svg:height="0.635cm" svg:x="6.714cm" svg:y="2.27cm">
          <text:p/>
        </draw:circle>
        <draw:ellipse draw:style-name="gr1" draw:text-style-name="P1" draw:layer="layout" svg:width="0.634cm" svg:height="0.635cm" svg:x="6.715cm" svg:y="3.54cm">
          <text:p/>
        </draw:ellipse>
        <draw:circle draw:style-name="gr1" draw:text-style-name="P1" draw:layer="layout" svg:width="0.635cm" svg:height="0.635cm" svg:x="5.444cm" svg:y="2.27cm">
          <text:p/>
        </draw:circle>
        <draw:circle draw:style-name="gr1" draw:text-style-name="P1" draw:layer="layout" svg:width="0.635cm" svg:height="0.635cm" svg:x="5.445cm" svg:y="3.541cm">
          <text:p/>
        </draw:circle>
        <draw:circle draw:style-name="gr1" draw:text-style-name="P1" draw:layer="layout" svg:width="0.635cm" svg:height="0.635cm" svg:x="6.714cm" svg:y="2.27cm">
          <text:p/>
        </draw:circle>
        <draw:ellipse draw:style-name="gr1" draw:text-style-name="P1" draw:layer="layout" svg:width="0.634cm" svg:height="0.635cm" svg:x="6.716cm" svg:y="3.541cm">
          <text:p/>
        </draw:ellipse>
        <draw:line draw:style-name="gr1" draw:text-style-name="P1" draw:layer="layout" svg:x1="5.744cm" svg:y1="2.905cm" svg:x2="5.744cm" svg:y2="3.54cm">
          <text:p/>
        </draw:line>
        <draw:line draw:style-name="gr1" draw:text-style-name="P1" draw:layer="layout" svg:x1="7.014cm" svg:y1="2.905cm" svg:x2="7.014cm" svg:y2="3.54cm">
          <text:p/>
        </draw:line>
        <draw:line draw:style-name="gr1" draw:text-style-name="P1" draw:layer="layout" svg:x1="6.079cm" svg:y1="2.505cm" svg:x2="6.714cm" svg:y2="2.505cm">
          <text:p/>
        </draw:line>
        <draw:line draw:style-name="gr1" draw:text-style-name="P1" draw:layer="layout" svg:x1="6.079cm" svg:y1="3.875cm" svg:x2="6.714cm" svg:y2="3.875cm">
          <text:p/>
        </draw:line>
        <draw:line draw:style-name="gr1" draw:text-style-name="P1" draw:layer="layout" svg:x1="5.879cm" svg:y1="2.753cm" svg:x2="6.814cm" svg:y2="3.64cm">
          <text:p/>
        </draw:line>
        <draw:line draw:style-name="gr1" draw:text-style-name="P1" draw:layer="layout" svg:x1="5.979cm" svg:y1="3.64cm" svg:x2="6.814cm" svg:y2="2.905cm">
          <text:p/>
        </draw:line>
        <draw:circle draw:style-name="gr1" draw:text-style-name="P1" draw:layer="layout" svg:width="0.635cm" svg:height="0.635cm" svg:x="7.984cm" svg:y="2.269cm">
          <text:p/>
        </draw:circle>
        <draw:circle draw:style-name="gr1" draw:text-style-name="P1" draw:layer="layout" svg:width="0.635cm" svg:height="0.635cm" svg:x="7.984cm" svg:y="3.539cm">
          <text:p/>
        </draw:circle>
        <draw:circle draw:style-name="gr1" draw:text-style-name="P1" draw:layer="layout" svg:width="0.635cm" svg:height="0.635cm" svg:x="9.254cm" svg:y="2.269cm">
          <text:p/>
        </draw:circle>
        <draw:ellipse draw:style-name="gr1" draw:text-style-name="P1" draw:layer="layout" svg:width="0.634cm" svg:height="0.635cm" svg:x="9.255cm" svg:y="3.539cm">
          <text:p/>
        </draw:ellipse>
        <draw:circle draw:style-name="gr1" draw:text-style-name="P1" draw:layer="layout" svg:width="0.635cm" svg:height="0.635cm" svg:x="7.984cm" svg:y="2.269cm">
          <text:p/>
        </draw:circle>
        <draw:circle draw:style-name="gr1" draw:text-style-name="P1" draw:layer="layout" svg:width="0.635cm" svg:height="0.635cm" svg:x="7.985cm" svg:y="3.54cm">
          <text:p/>
        </draw:circle>
        <draw:circle draw:style-name="gr1" draw:text-style-name="P1" draw:layer="layout" svg:width="0.635cm" svg:height="0.635cm" svg:x="9.254cm" svg:y="2.269cm">
          <text:p/>
        </draw:circle>
        <draw:ellipse draw:style-name="gr1" draw:text-style-name="P1" draw:layer="layout" svg:width="0.634cm" svg:height="0.635cm" svg:x="9.256cm" svg:y="3.54cm">
          <text:p/>
        </draw:ellipse>
        <draw:line draw:style-name="gr1" draw:text-style-name="P1" draw:layer="layout" svg:x1="8.284cm" svg:y1="2.904cm" svg:x2="8.284cm" svg:y2="3.539cm">
          <text:p/>
        </draw:line>
        <draw:line draw:style-name="gr1" draw:text-style-name="P1" draw:layer="layout" svg:x1="9.554cm" svg:y1="2.904cm" svg:x2="9.554cm" svg:y2="3.539cm">
          <text:p/>
        </draw:line>
        <draw:line draw:style-name="gr1" draw:text-style-name="P1" draw:layer="layout" svg:x1="8.619cm" svg:y1="2.504cm" svg:x2="9.254cm" svg:y2="2.504cm">
          <text:p/>
        </draw:line>
        <draw:line draw:style-name="gr1" draw:text-style-name="P1" draw:layer="layout" svg:x1="8.619cm" svg:y1="3.874cm" svg:x2="9.254cm" svg:y2="3.874cm">
          <text:p/>
        </draw:line>
        <draw:line draw:style-name="gr1" draw:text-style-name="P1" draw:layer="layout" svg:x1="8.419cm" svg:y1="2.752cm" svg:x2="9.354cm" svg:y2="3.639cm">
          <text:p/>
        </draw:line>
        <draw:line draw:style-name="gr1" draw:text-style-name="P1" draw:layer="layout" svg:x1="8.519cm" svg:y1="3.639cm" svg:x2="9.354cm" svg:y2="2.904cm">
          <text:p/>
        </draw:line>
        <draw:circle draw:style-name="gr1" draw:text-style-name="P1" draw:layer="layout" svg:width="0.635cm" svg:height="0.635cm" svg:x="2.905cm" svg:y="4.809cm">
          <text:p/>
        </draw:circle>
        <draw:circle draw:style-name="gr1" draw:text-style-name="P1" draw:layer="layout" svg:width="0.635cm" svg:height="0.635cm" svg:x="2.905cm" svg:y="6.079cm">
          <text:p/>
        </draw:circle>
        <draw:circle draw:style-name="gr1" draw:text-style-name="P1" draw:layer="layout" svg:width="0.635cm" svg:height="0.635cm" svg:x="4.175cm" svg:y="4.809cm">
          <text:p/>
        </draw:circle>
        <draw:ellipse draw:style-name="gr1" draw:text-style-name="P1" draw:layer="layout" svg:width="0.634cm" svg:height="0.635cm" svg:x="4.176cm" svg:y="6.079cm">
          <text:p/>
        </draw:ellipse>
        <draw:circle draw:style-name="gr1" draw:text-style-name="P1" draw:layer="layout" svg:width="0.635cm" svg:height="0.635cm" svg:x="2.905cm" svg:y="4.809cm">
          <text:p/>
        </draw:circle>
        <draw:circle draw:style-name="gr1" draw:text-style-name="P1" draw:layer="layout" svg:width="0.635cm" svg:height="0.635cm" svg:x="2.906cm" svg:y="6.08cm">
          <text:p/>
        </draw:circle>
        <draw:circle draw:style-name="gr1" draw:text-style-name="P1" draw:layer="layout" svg:width="0.635cm" svg:height="0.635cm" svg:x="4.175cm" svg:y="4.809cm">
          <text:p/>
        </draw:circle>
        <draw:ellipse draw:style-name="gr1" draw:text-style-name="P1" draw:layer="layout" svg:width="0.634cm" svg:height="0.635cm" svg:x="4.177cm" svg:y="6.08cm">
          <text:p/>
        </draw:ellipse>
        <draw:line draw:style-name="gr1" draw:text-style-name="P1" draw:layer="layout" svg:x1="3.205cm" svg:y1="5.444cm" svg:x2="3.205cm" svg:y2="6.079cm">
          <text:p/>
        </draw:line>
        <draw:line draw:style-name="gr1" draw:text-style-name="P1" draw:layer="layout" svg:x1="4.475cm" svg:y1="5.444cm" svg:x2="4.475cm" svg:y2="6.079cm">
          <text:p/>
        </draw:line>
        <draw:line draw:style-name="gr1" draw:text-style-name="P1" draw:layer="layout" svg:x1="3.54cm" svg:y1="5.044cm" svg:x2="4.175cm" svg:y2="5.044cm">
          <text:p/>
        </draw:line>
        <draw:circle draw:style-name="gr1" draw:text-style-name="P1" draw:layer="layout" svg:width="0.635cm" svg:height="0.635cm" svg:x="2.905cm" svg:y="7.349cm">
          <text:p/>
        </draw:circle>
        <draw:circle draw:style-name="gr1" draw:text-style-name="P1" draw:layer="layout" svg:width="0.635cm" svg:height="0.635cm" svg:x="2.905cm" svg:y="8.619cm">
          <text:p/>
        </draw:circle>
        <draw:circle draw:style-name="gr1" draw:text-style-name="P1" draw:layer="layout" svg:width="0.635cm" svg:height="0.635cm" svg:x="2.905cm" svg:y="7.349cm">
          <text:p/>
        </draw:circle>
        <draw:circle draw:style-name="gr1" draw:text-style-name="P1" draw:layer="layout" svg:width="0.635cm" svg:height="0.635cm" svg:x="2.906cm" svg:y="8.62cm">
          <text:p/>
        </draw:circle>
        <draw:line draw:style-name="gr1" draw:text-style-name="P1" draw:layer="layout" svg:x1="3.205cm" svg:y1="7.984cm" svg:x2="3.205cm" svg:y2="8.619cm">
          <text:p/>
        </draw:line>
        <draw:circle draw:style-name="gr1" draw:text-style-name="P1" draw:layer="layout" svg:width="0.635cm" svg:height="0.635cm" svg:x="5.445cm" svg:y="4.81cm">
          <text:p/>
        </draw:circle>
        <draw:circle draw:style-name="gr1" draw:text-style-name="P1" draw:layer="layout" svg:width="0.635cm" svg:height="0.635cm" svg:x="9.254cm" svg:y="6.714cm">
          <text:p/>
        </draw:circle>
        <draw:ellipse draw:style-name="gr1" draw:text-style-name="P1" draw:layer="layout" svg:width="0.634cm" svg:height="0.635cm" svg:x="12.255cm" svg:y="6.684cm">
          <text:p/>
        </draw:ellipse>
        <draw:circle draw:style-name="gr1" draw:text-style-name="P1" draw:layer="layout" svg:width="0.635cm" svg:height="0.635cm" svg:x="5.445cm" svg:y="4.81cm">
          <text:p/>
        </draw:circle>
        <draw:circle draw:style-name="gr1" draw:text-style-name="P1" draw:layer="layout" svg:width="0.635cm" svg:height="0.635cm" svg:x="9.254cm" svg:y="6.714cm">
          <text:p/>
        </draw:circle>
        <draw:ellipse draw:style-name="gr1" draw:text-style-name="P1" draw:layer="layout" svg:width="0.634cm" svg:height="0.635cm" svg:x="11.956cm" svg:y="9.185cm">
          <text:p/>
        </draw:ellipse>
        <draw:line draw:style-name="gr1" draw:text-style-name="P1" draw:layer="layout" svg:x1="3.541cm" svg:y1="5.044cm" svg:x2="4.176cm" svg:y2="5.044cm">
          <text:p/>
        </draw:line>
        <draw:line draw:style-name="gr1" draw:text-style-name="P1" draw:layer="layout" svg:x1="4.842cm" svg:y1="5.044cm" svg:x2="5.477cm" svg:y2="5.044cm">
          <text:p/>
        </draw:line>
        <draw:line draw:style-name="gr1" draw:text-style-name="P1" draw:layer="layout" svg:x1="2.342cm" svg:y1="5.044cm" svg:x2="2.977cm" svg:y2="5.044cm">
          <text:p/>
        </draw:line>
        <draw:circle draw:style-name="gr1" draw:text-style-name="P1" draw:layer="layout" svg:width="0.635cm" svg:height="0.635cm" svg:x="1.762cm" svg:y="4.811cm">
          <text:p/>
        </draw:circle>
        <draw:line draw:style-name="gr1" draw:text-style-name="P1" draw:layer="layout" svg:x1="2.27cm" svg:y1="5.445cm" svg:x2="3.074cm" svg:y2="6.233cm">
          <text:p/>
        </draw:line>
        <draw:line draw:style-name="gr1" draw:text-style-name="P1" draw:layer="layout" svg:x1="2.049cm" svg:y1="5.446cm" svg:x2="3.074cm" svg:y2="7.349cm">
          <text:p/>
        </draw:line>
        <draw:frame draw:style-name="gr2" draw:layer="layout" svg:width="0.853cm" svg:height="0.962cm" svg:x="2.805cm" svg:y="4.61cm">
          <draw:text-box>
            <text:p>3</text:p>
          </draw:text-box>
        </draw:frame>
        <draw:frame draw:style-name="gr2" draw:layer="layout" svg:width="0.853cm" svg:height="0.962cm" svg:x="4.106cm" svg:y="4.61cm">
          <draw:text-box>
            <text:p>3</text:p>
          </draw:text-box>
        </draw:frame>
        <draw:frame draw:style-name="gr2" draw:layer="layout" svg:width="0.853cm" svg:height="0.962cm" svg:x="1.706cm" svg:y="4.61cm">
          <draw:text-box>
            <text:p>3</text:p>
          </draw:text-box>
        </draw:frame>
        <draw:line draw:style-name="gr1" draw:text-style-name="P1" draw:layer="layout" svg:x1="5.607cm" svg:y1="5.445cm" svg:x2="4.81cm" svg:y2="6.233cm">
          <text:p/>
        </draw:line>
        <draw:frame draw:style-name="gr2" draw:layer="layout" svg:width="0.853cm" svg:height="0.962cm" svg:x="5.345cm" svg:y="4.61cm">
          <draw:text-box>
            <text:p>2</text:p>
          </draw:text-box>
        </draw:frame>
        <draw:frame draw:style-name="gr2" draw:layer="layout" svg:width="0.853cm" svg:height="0.962cm" svg:x="4.046cm" svg:y="5.91cm">
          <draw:text-box>
            <text:p>2</text:p>
          </draw:text-box>
        </draw:frame>
        <draw:frame draw:style-name="gr2" draw:layer="layout" svg:width="0.853cm" svg:height="0.962cm" svg:x="2.847cm" svg:y="5.91cm">
          <draw:text-box>
            <text:p>2</text:p>
          </draw:text-box>
        </draw:frame>
        <draw:frame draw:style-name="gr2" draw:layer="layout" svg:width="0.853cm" svg:height="0.962cm" svg:x="2.848cm" svg:y="7.21cm">
          <draw:text-box>
            <text:p>2</text:p>
          </draw:text-box>
        </draw:frame>
        <draw:frame draw:style-name="gr2" draw:id="id16" draw:layer="layout" svg:width="0.853cm" svg:height="0.962cm" svg:x="9.137cm" svg:y="6.515cm">
          <draw:text-box>
            <text:p>1</text:p>
          </draw:text-box>
        </draw:frame>
        <draw:frame draw:style-name="gr2" draw:layer="layout" svg:width="0.853cm" svg:height="0.962cm" svg:x="12.112cm" svg:y="6.488cm">
          <draw:text-box>
            <text:p>2</text:p>
          </draw:text-box>
        </draw:frame>
        <draw:frame draw:style-name="gr2" draw:id="id1" draw:layer="layout" svg:width="0.853cm" svg:height="0.962cm" svg:x="11.795cm" svg:y="9.055cm">
          <draw:text-box>
            <text:p>4</text:p>
          </draw:text-box>
        </draw:frame>
        <draw:ellipse draw:style-name="gr1" draw:text-style-name="P1" draw:layer="layout" svg:width="0.671cm" svg:height="0.739cm" svg:x="10.756cm" svg:y="7.781cm">
          <text:p/>
        </draw:ellipse>
        <draw:ellipse draw:style-name="gr1" draw:text-style-name="P1" draw:layer="layout" svg:width="0.634cm" svg:height="0.635cm" svg:x="13.456cm" svg:y="7.987cm">
          <text:p/>
        </draw:ellipse>
        <draw:frame draw:style-name="gr3" draw:layer="layout" svg:width="1.17cm" svg:height="0.962cm" svg:x="10.625cm" svg:y="7.685cm">
          <draw:text-box>
            <text:p>3</text:p>
          </draw:text-box>
        </draw:frame>
        <draw:frame draw:style-name="gr4" draw:layer="layout" svg:width="0.853cm" svg:height="0.962cm" svg:x="13.3cm" svg:y="7.858cm">
          <draw:text-box>
            <text:p>5</text:p>
          </draw:text-box>
        </draw:frame>
        <draw:ellipse draw:style-name="gr1" draw:text-style-name="P1" draw:layer="layout" svg:width="0.634cm" svg:height="0.635cm" svg:x="15.457cm" svg:y="6.887cm">
          <text:p/>
        </draw:ellipse>
        <draw:frame draw:style-name="gr5" draw:id="id3" draw:layer="layout" svg:width="0.853cm" svg:height="0.962cm" svg:x="15.37cm" svg:y="6.715cm">
          <draw:text-box>
            <text:p>6</text:p>
          </draw:text-box>
        </draw:frame>
        <draw:ellipse draw:style-name="gr1" draw:text-style-name="P1" draw:layer="layout" svg:width="0.634cm" svg:height="0.635cm" svg:x="15.458cm" svg:y="9.187cm">
          <text:p/>
        </draw:ellipse>
        <draw:frame draw:style-name="gr5" draw:id="id2" draw:layer="layout" svg:width="0.853cm" svg:height="0.962cm" svg:x="15.371cm" svg:y="9.015cm">
          <draw:text-box>
            <text:p>7</text:p>
          </draw:text-box>
        </draw:frame>
        <draw:ellipse draw:style-name="gr1" draw:text-style-name="P1" draw:layer="layout" svg:width="0.634cm" svg:height="0.635cm" svg:x="17.059cm" svg:y="8.187cm">
          <text:p/>
        </draw:ellipse>
        <draw:frame draw:style-name="gr5" draw:id="id4" draw:layer="layout" svg:width="0.853cm" svg:height="0.962cm" svg:x="16.972cm" svg:y="8.015cm">
          <draw:text-box>
            <text:p>8</text:p>
          </draw:text-box>
        </draw:frame>
        <draw:line draw:style-name="gr1" draw:text-style-name="P1" draw:layer="layout" svg:x1="9.889cm" svg:y1="7.03cm" svg:x2="12.255cm" svg:y2="6.973cm">
          <text:p/>
        </draw:line>
        <draw:line draw:style-name="gr1" draw:text-style-name="P1" draw:layer="layout" svg:x1="12.789cm" svg:y1="7.219cm" svg:x2="13.532cm" svg:y2="8.039cm">
          <text:p/>
        </draw:line>
        <draw:line draw:style-name="gr1" draw:text-style-name="P1" draw:layer="layout" svg:x1="11.342cm" svg:y1="8.41cm" svg:x2="12.056cm" svg:y2="9.285cm">
          <text:p/>
        </draw:line>
        <draw:connector draw:style-name="gr1" draw:text-style-name="P1" draw:layer="layout" svg:x1="12.648cm" svg:y1="9.536cm" svg:x2="15.371cm" svg:y2="9.496cm" draw:start-shape="id1" draw:start-glue-point="1" draw:end-shape="id2" draw:end-glue-point="3" svg:d="m12648 9536h1362v-40h1361">
          <text:p/>
        </draw:connector>
        <draw:connector draw:style-name="gr1" draw:text-style-name="P1" draw:layer="layout" svg:x1="15.797cm" svg:y1="9.015cm" svg:x2="15.796cm" svg:y2="7.677cm" draw:start-shape="id2" draw:start-glue-point="0" draw:end-shape="id3" svg:d="m15797 9015v-669h-1v-669">
          <text:p/>
        </draw:connector>
        <draw:connector draw:style-name="gr1" draw:text-style-name="P1" draw:layer="layout" svg:x1="16.224cm" svg:y1="9.496cm" svg:x2="17.398cm" svg:y2="8.977cm" draw:start-shape="id2" draw:end-shape="id4" svg:d="m16224 9496h1174v-519">
          <text:p/>
        </draw:connector>
        <draw:circle draw:style-name="gr1" draw:text-style-name="P1" draw:id="id5" draw:layer="layout" svg:width="0.635cm" svg:height="0.635cm" svg:x="2.907cm" svg:y="10.721cm">
          <text:p/>
        </draw:circle>
        <draw:circle draw:style-name="gr1" draw:text-style-name="P1" draw:id="id6" draw:layer="layout" svg:width="0.635cm" svg:height="0.635cm" svg:x="4.81cm" svg:y="10.525cm">
          <text:p/>
        </draw:circle>
        <draw:connector draw:style-name="gr6" draw:text-style-name="P1" draw:layer="layout" draw:type="lines" svg:x1="3.542cm" svg:y1="11.038cm" svg:x2="4.81cm" svg:y2="10.842cm" draw:start-shape="id5" draw:start-glue-point="1" draw:end-shape="id6" draw:end-glue-point="3" svg:d="m3542 11038h501l266-196h501">
          <text:p/>
        </draw:connector>
        <draw:circle draw:style-name="gr1" draw:text-style-name="P1" draw:id="id7" draw:layer="layout" svg:width="0.635cm" svg:height="0.635cm" svg:x="2.908cm" svg:y="12.722cm">
          <text:p/>
        </draw:circle>
        <draw:connector draw:style-name="gr6" draw:text-style-name="P1" draw:layer="layout" draw:type="lines" svg:x1="3.224cm" svg:y1="11.356cm" svg:x2="3.225cm" svg:y2="12.722cm" draw:start-shape="id5" draw:start-glue-point="2" draw:end-shape="id7" draw:end-glue-point="0" svg:d="m3224 11356v501l1 364v501">
          <text:p/>
        </draw:connector>
        <draw:frame draw:style-name="gr2" draw:id="id15" draw:layer="layout" svg:width="0.925cm" svg:height="0.962cm" svg:x="4.706cm" svg:y="10.302cm">
          <draw:text-box>
            <text:p>B</text:p>
          </draw:text-box>
        </draw:frame>
        <draw:frame draw:style-name="gr7" draw:id="id13" draw:layer="layout" svg:width="0.761cm" svg:height="0.962cm" svg:x="2.705cm" svg:y="12.53cm">
          <draw:text-box>
            <text:p>C</text:p>
          </draw:text-box>
        </draw:frame>
        <draw:frame draw:style-name="gr2" draw:layer="layout" svg:width="0.853cm" svg:height="0.962cm" svg:x="8.54cm" svg:y="9.93cm">
          <draw:text-box>
            <text:p>2</text:p>
          </draw:text-box>
        </draw:frame>
        <draw:frame draw:style-name="gr2" draw:layer="layout" svg:width="0.853cm" svg:height="0.962cm" svg:x="7.27cm" svg:y="11.968cm">
          <draw:text-box>
            <text:p>3</text:p>
          </draw:text-box>
        </draw:frame>
        <draw:frame draw:style-name="gr2" draw:layer="layout" svg:width="1.065cm" svg:height="0.962cm" svg:x="9.445cm" svg:y="12.468cm">
          <draw:text-box>
            <text:p>-2</text:p>
          </draw:text-box>
        </draw:frame>
        <draw:circle draw:style-name="gr1" draw:text-style-name="P1" draw:id="id8" draw:layer="layout" svg:width="0.635cm" svg:height="0.635cm" svg:x="7.907cm" svg:y="11.121cm">
          <text:p/>
        </draw:circle>
        <draw:circle draw:style-name="gr1" draw:text-style-name="P1" draw:id="id9" draw:layer="layout" svg:width="0.635cm" svg:height="0.635cm" svg:x="9.81cm" svg:y="10.525cm">
          <text:p/>
        </draw:circle>
        <draw:connector draw:style-name="gr6" draw:text-style-name="P1" draw:layer="layout" draw:type="lines" svg:x1="8.542cm" svg:y1="11.438cm" svg:x2="9.81cm" svg:y2="10.842cm" draw:start-shape="id8" draw:start-glue-point="1" draw:end-shape="id9" draw:end-glue-point="3" svg:d="m8542 11438h501l266-596h501">
          <text:p/>
        </draw:connector>
        <draw:frame draw:style-name="gr2" draw:id="id12" draw:layer="layout" svg:width="0.925cm" svg:height="0.962cm" svg:x="9.706cm" svg:y="10.302cm">
          <draw:text-box>
            <text:p>B</text:p>
          </draw:text-box>
        </draw:frame>
        <draw:frame draw:style-name="gr2" draw:id="id10" draw:layer="layout" svg:width="0.925cm" svg:height="0.962cm" svg:x="7.805cm" svg:y="11.002cm">
          <draw:text-box>
            <text:p>A</text:p>
          </draw:text-box>
        </draw:frame>
        <draw:circle draw:style-name="gr1" draw:text-style-name="P1" draw:layer="layout" svg:width="0.635cm" svg:height="0.635cm" svg:x="7.985cm" svg:y="13.165cm">
          <text:p/>
        </draw:circle>
        <draw:frame draw:style-name="gr7" draw:id="id11" draw:layer="layout" svg:width="0.761cm" svg:height="0.962cm" svg:x="7.859cm" svg:y="13.065cm">
          <draw:text-box>
            <text:p>C</text:p>
          </draw:text-box>
        </draw:frame>
        <draw:connector draw:style-name="gr6" draw:text-style-name="P1" draw:layer="layout" draw:type="lines" svg:x1="8.267cm" svg:y1="11.964cm" svg:x2="8.239cm" svg:y2="13.065cm" draw:start-shape="id10" draw:end-shape="id11" svg:d="m8267 11964v501l-28 99v501">
          <text:p/>
        </draw:connector>
        <draw:connector draw:style-name="gr6" draw:text-style-name="P1" draw:layer="layout" draw:type="lines" svg:x1="8.239cm" svg:y1="13.065cm" svg:x2="10.168cm" svg:y2="11.264cm" draw:start-shape="id11" draw:start-glue-point="0" draw:end-shape="id12" svg:d="m8239 13065v-501l1929-799v-501">
          <text:p/>
        </draw:connector>
        <draw:circle draw:style-name="gr1" draw:text-style-name="P1" draw:id="id14" draw:layer="layout" svg:width="0.635cm" svg:height="0.635cm" svg:x="4.908cm" svg:y="12.722cm">
          <text:p/>
        </draw:circle>
        <draw:connector draw:style-name="gr6" draw:text-style-name="P1" draw:layer="layout" draw:type="lines" svg:x1="3.466cm" svg:y1="13.011cm" svg:x2="4.908cm" svg:y2="13.039cm" draw:start-shape="id13" draw:end-shape="id14" svg:d="m3466 13011h501l440 28h501">
          <text:p/>
        </draw:connector>
        <draw:connector draw:style-name="gr6" draw:text-style-name="P1" draw:layer="layout" draw:type="lines" svg:x1="5.168cm" svg:y1="11.264cm" svg:x2="5.225cm" svg:y2="12.722cm" draw:start-shape="id15" draw:end-shape="id14" draw:end-glue-point="0" svg:d="m5168 11264v501l57 456v501">
          <text:p/>
        </draw:connector>
        <draw:frame draw:style-name="gr2" draw:layer="layout" svg:width="0.853cm" svg:height="0.962cm" svg:x="4.11cm" svg:y="9.89cm">
          <draw:text-box>
            <text:p>1</text:p>
          </draw:text-box>
        </draw:frame>
        <draw:frame draw:style-name="gr2" draw:layer="layout" svg:width="0.853cm" svg:height="0.962cm" svg:x="2.27cm" svg:y="11.795cm">
          <draw:text-box>
            <text:p>3</text:p>
          </draw:text-box>
        </draw:frame>
        <draw:frame draw:style-name="gr2" draw:layer="layout" svg:width="0.853cm" svg:height="0.962cm" svg:x="5.957cm" svg:y="11.795cm">
          <draw:text-box>
            <text:p>5</text:p>
          </draw:text-box>
        </draw:frame>
        <draw:frame draw:style-name="gr2" draw:layer="layout" svg:width="0.853cm" svg:height="0.962cm" svg:x="3.54cm" svg:y="13.7cm">
          <draw:text-box>
            <text:p>1</text:p>
          </draw:text-box>
        </draw:frame>
        <draw:frame draw:style-name="gr2" draw:layer="layout" svg:width="0.925cm" svg:height="0.962cm" svg:x="2.805cm" svg:y="10.529cm">
          <draw:text-box>
            <text:p>A</text:p>
          </draw:text-box>
        </draw:frame>
        <draw:frame draw:style-name="gr2" draw:layer="layout" svg:width="0.959cm" svg:height="0.962cm" svg:x="4.81cm" svg:y="12.53cm">
          <draw:text-box>
            <text:p>D</text:p>
          </draw:text-box>
        </draw:frame>
        <draw:connector draw:style-name="gr1" draw:text-style-name="P1" draw:layer="layout" svg:x1="9.563cm" svg:y1="7.477cm" svg:x2="11.795cm" svg:y2="9.536cm" draw:start-shape="id16" draw:start-glue-point="2" draw:end-shape="id1" draw:end-glue-point="3" svg:d="m9563 7477v2059h22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14T17:12:53</meta:creation-date>
    <dc:date>2010-11-15T13:50:13</dc:date>
    <meta:editing-duration>PT05H08M27S</meta:editing-duration>
    <meta:editing-cycles>6</meta:editing-cycles>
    <meta:generator>OpenOffice.org/3.2$Unix OpenOffice.org_project/320m18$Build-9502</meta:generator>
    <meta:document-statistic meta:object-count="126"/>
  </office:meta>
</office:document-meta>
</file>